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d2673" officeooo:paragraph-rsid="001d2673" style:font-weight-asian="bold" style:font-weight-complex="bold"/>
    </style:style>
    <style:style style:name="P2" style:family="paragraph" style:parent-style-name="Standard">
      <style:paragraph-properties fo:text-align="start" style:justify-single-word="false"/>
      <style:text-properties fo:font-weight="bold" officeooo:rsid="001d2673" officeooo:paragraph-rsid="001d2673" style:font-weight-asian="bold" style:font-weight-complex="bold"/>
    </style:style>
    <style:style style:name="P3" style:family="paragraph" style:parent-style-name="Standard">
      <style:paragraph-properties fo:text-align="center" style:justify-single-word="false"/>
      <style:text-properties fo:font-weight="normal" officeooo:rsid="001d2673" officeooo:paragraph-rsid="001d2673" style:font-weight-asian="normal" style:font-weight-complex="normal"/>
    </style:style>
    <style:style style:name="P4" style:family="paragraph" style:parent-style-name="Standard">
      <style:paragraph-properties fo:text-align="start" style:justify-single-word="false"/>
      <style:text-properties fo:font-weight="normal" officeooo:rsid="001d2673" officeooo:paragraph-rsid="001d2673" style:font-weight-asian="normal" style:font-weight-complex="normal"/>
    </style:style>
    <style:style style:name="P5" style:family="paragraph">
      <style:paragraph-properties fo:margin-left="0cm" fo:margin-right="0cm" fo:margin-top="0cm" fo:margin-bottom="0cm" fo:line-height="100%" fo:text-align="center" fo:text-indent="0cm"/>
    </style:style>
    <style:style style:name="P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edd2e" style:font-weight-asian="normal" style:font-weight-complex="normal"/>
    </style:style>
    <style:style style:name="T3" style:family="text">
      <style:text-properties officeooo:rsid="0020d970"/>
    </style:style>
    <style:style style:name="T4" style:family="text">
      <style:text-properties officeooo:rsid="0023d2f1"/>
    </style:style>
    <style:style style:name="T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svg:stroke-color="#000000" draw:marker-start=""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color="#000000"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svg:stroke-color="#000000"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DAPI Coursework 2.</text:p>
      <text:p text:style-name="P3">Pierre Eugene Valassakis, pev115 (00644379)</text:p>
      <text:p text:style-name="P3"/>
      <text:p text:style-name="P4">The results file from the IDAPICoursework02.py code contains the following:</text:p>
      <text:p text:style-name="P2"/>
      <text:p text:style-name="P4"/>
      <text:p text:style-name="P2"><text:span text:style-name="T1">Coursework Two </text:span><text:span text:style-name="T2">results</text:span><text:span text:style-name="T1"> by Pierre Eugene Valassakis (pev115, 00644379) </text:span></text:p>
      <text:p text:style-name="P4"/>
      <text:p text:style-name="P4">2. The dependency matrix for the HepatitisC data is: </text:p>
      <text:p text:style-name="P4"><text:s/>0.000 <text:s/>0.045 <text:s/>0.026 <text:s/>0.048 <text:s/>0.034 <text:s/>0.024 <text:s/>0.039 <text:s/>0.086 <text:s/>0.016 </text:p>
      <text:p text:style-name="P4"><text:s/>0.045 <text:s/>0.000 <text:s/>0.009 <text:s/>0.060 <text:s/>0.069 <text:s/>0.030 <text:s/>0.071 <text:s/>0.083 <text:s/>0.003 </text:p>
      <text:p text:style-name="P4"><text:s/>0.026 <text:s/>0.009 <text:s/>0.000 <text:s/>0.012 <text:s/>0.007 <text:s/>0.002 <text:s/>0.007 <text:s/>0.005 <text:s/>0.001 </text:p>
      <text:p text:style-name="P4"><text:s/>0.048 <text:s/>0.060 <text:s/>0.012 <text:s/>0.000 <text:s/>0.539 <text:s/>0.275 <text:s/>0.032 <text:s/>0.032 <text:s/>0.006 </text:p>
      <text:p text:style-name="P4"><text:s/>0.034 <text:s/>0.069 <text:s/>0.007 <text:s/>0.539 <text:s/>0.000 <text:s/>0.606 <text:s/>0.041 <text:s/>0.051 <text:s/>0.008 </text:p>
      <text:p text:style-name="P4"><text:s/>0.024 <text:s/>0.030 <text:s/>0.002 <text:s/>0.275 <text:s/>0.606 <text:s/>0.000 <text:s/>0.025 <text:s/>0.041 <text:s/>0.016 </text:p>
      <text:p text:style-name="P4"><text:s/>0.039 <text:s/>0.071 <text:s/>0.007 <text:s/>0.032 <text:s/>0.041 <text:s/>0.025 <text:s/>0.000 <text:s/>0.063 <text:s/>0.004 </text:p>
      <text:p text:style-name="P4"><text:s/>0.086 <text:s/>0.083 <text:s/>0.005 <text:s/>0.032 <text:s/>0.051 <text:s/>0.041 <text:s/>0.063 <text:s/>0.000 <text:s/>0.032 </text:p>
      <text:p text:style-name="P4"><text:s/>0.016 <text:s/>0.003 <text:s/>0.001 <text:s/>0.006 <text:s/>0.008 <text:s/>0.016 <text:s/>0.004 <text:s/>0.032 <text:s/>0.000 </text:p>
      <text:p text:style-name="P4"/>
      <text:p text:style-name="P4"/>
      <text:p text:style-name="P4">3. The dependency list for the HepatitisC data set is: </text:p>
      <text:p text:style-name="P4"><text:s/>0.606 <text:s/>4.000 <text:s/>5.000 </text:p>
      <text:p text:style-name="P4"><text:s/>0.539 <text:s/>3.000 <text:s/>4.000 </text:p>
      <text:p text:style-name="P4"><text:s/>0.275 <text:s/>3.000 <text:s/>5.000 </text:p>
      <text:p text:style-name="P4"><text:s/>0.086 <text:s/>0.000 <text:s/>7.000 </text:p>
      <text:p text:style-name="P4"><text:s/>0.083 <text:s/>1.000 <text:s/>7.000 </text:p>
      <text:p text:style-name="P4"><text:s/>0.071 <text:s/>1.000 <text:s/>6.000 </text:p>
      <text:p text:style-name="P4"><text:s/>0.069 <text:s/>1.000 <text:s/>4.000 </text:p>
      <text:p text:style-name="P4"><text:s/>0.063 <text:s/>6.000 <text:s/>7.000 </text:p>
      <text:p text:style-name="P4"><text:s/>0.060 <text:s/>1.000 <text:s/>3.000 </text:p>
      <text:p text:style-name="P4"><text:s/>0.051 <text:s/>4.000 <text:s/>7.000 </text:p>
      <text:p text:style-name="P4"><text:s/>0.048 <text:s/>0.000 <text:s/>3.000 </text:p>
      <text:p text:style-name="P4"><text:s/>0.045 <text:s/>0.000 <text:s/>1.000 </text:p>
      <text:p text:style-name="P4"><text:s/>0.041 <text:s/>5.000 <text:s/>7.000 </text:p>
      <text:p text:style-name="P4"><text:s/>0.041 <text:s/>4.000 <text:s/>6.000 </text:p>
      <text:p text:style-name="P4"><text:s/>0.039 <text:s/>0.000 <text:s/>6.000 </text:p>
      <text:p text:style-name="P4"><text:s/>0.034 <text:s/>0.000 <text:s/>4.000 </text:p>
      <text:p text:style-name="P4"><text:s/>0.032 <text:s/>3.000 <text:s/>7.000 </text:p>
      <text:p text:style-name="P4"><text:s/>0.032 <text:s/>7.000 <text:s/>8.000 </text:p>
      <text:p text:style-name="P4"><text:s/>0.032 <text:s/>3.000 <text:s/>6.000 </text:p>
      <text:p text:style-name="P4"><text:s/>0.030 <text:s/>1.000 <text:s/>5.000 </text:p>
      <text:p text:style-name="P4"><text:s/>0.026 <text:s/>0.000 <text:s/>2.000 </text:p>
      <text:p text:style-name="P4"><text:s/>0.025 <text:s/>5.000 <text:s/>6.000 </text:p>
      <text:p text:style-name="P4"><text:s/>0.024 <text:s/>0.000 <text:s/>5.000 </text:p>
      <text:p text:style-name="P4"><text:s/>0.016 <text:s/>5.000 <text:s/>8.000 </text:p>
      <text:p text:style-name="P4"><text:s/>0.016 <text:s/>0.000 <text:s/>8.000 </text:p>
      <text:p text:style-name="P4"><text:s/>0.012 <text:s/>2.000 <text:s/>3.000 </text:p>
      <text:p text:style-name="P4"><text:s/>0.009 <text:s/>1.000 <text:s/>2.000 </text:p>
      <text:p text:style-name="P4"><text:s/>0.008 <text:s/>4.000 <text:s/>8.000 </text:p>
      <text:p text:style-name="P4"><text:s/>0.007 <text:s/>2.000 <text:s/>4.000 </text:p>
      <text:p text:style-name="P4"><text:s/>0.007 <text:s/>2.000 <text:s/>6.000 </text:p>
      <text:p text:style-name="P4"><text:s/>0.006 <text:s/>3.000 <text:s/>8.000 </text:p>
      <text:p text:style-name="P4"><text:soft-page-break/><text:s/>0.005 <text:s/>2.000 <text:s/>7.000 </text:p>
      <text:p text:style-name="P4"><text:s/>0.004 <text:s/>6.000 <text:s/>8.000 </text:p>
      <text:p text:style-name="P4"><text:s/>0.003 <text:s/>1.000 <text:s/>8.000 </text:p>
      <text:p text:style-name="P4"><text:s/>0.002 <text:s/>2.000 <text:s/>5.000 </text:p>
      <text:p text:style-name="P4"><text:s/>0.001 <text:s/>2.000 <text:s/>8.000 </text:p>
      <text:p text:style-name="P4"><text:s/>0.000 <text:s/>0.000 <text:s/>0.000 </text:p>
      <text:p text:style-name="P4"><text:s/>0.000 <text:s/>1.000 <text:s/>1.000 </text:p>
      <text:p text:style-name="P4"><text:s/>0.000 <text:s/>2.000 <text:s/>2.000 </text:p>
      <text:p text:style-name="P4"><text:s/>0.000 <text:s/>3.000 <text:s/>3.000 </text:p>
      <text:p text:style-name="P4"><text:s/>0.000 <text:s/>4.000 <text:s/>4.000 </text:p>
      <text:p text:style-name="P4"><text:s/>0.000 <text:s/>5.000 <text:s/>5.000 </text:p>
      <text:p text:style-name="P4"><text:s/>0.000 <text:s/>6.000 <text:s/>6.000 </text:p>
      <text:p text:style-name="P4"><text:s/>0.000 <text:s/>7.000 <text:s/>7.000 </text:p>
      <text:p text:style-name="P4"><text:s/>0.000 <text:s/>8.000 <text:s/>8.000 </text:p>
      <text:p text:style-name="P4"/>
      <text:p text:style-name="P4"/>
      <text:p text:style-name="P4">4. The spanning tree for the HepatitisC data set is (from 2.4): </text:p>
      <text:p text:style-name="P4"><text:s/>4.000 <text:s/>5.000 </text:p>
      <text:p text:style-name="P4"><text:s/>3.000 <text:s/>4.000 </text:p>
      <text:p text:style-name="P4"><text:s/>0.000 <text:s/>7.000 </text:p>
      <text:p text:style-name="P4"><text:s/>1.000 <text:s/>7.000 </text:p>
      <text:p text:style-name="P4"><text:s/>1.000 <text:s/>6.000 </text:p>
      <text:p text:style-name="P4"><text:s/>1.000 <text:s/>4.000 </text:p>
      <text:p text:style-name="P4"><text:s/>7.000 <text:s/>8.000 </text:p>
      <text:p text:style-name="P4"><text:s/>0.000 <text:s/>2.000 </text:p>
      <text:p text:style-name="P2"/>
      <text:p text:style-name="P4"><text:span text:style-name="T4">2.3 </text:span>The network below is the spanning tree for the HepatitisC data set. It is assembled using our Dependency List and joining the nodes in order of dependency (highest first), provided there is no loops that are formed. <text:s/><text:span text:style-name="T3">We furthermore know from the data there are two roots (0 and 1 from the data set - we know roots appear first -), hence we can conclude the causal directions. Overall, we get the following network, which we notice is consistent with our result in question 4: </text:span></text:p>
      <text:p text:style-name="P4"/>
      <text:p text:style-name="P4"><draw:g text:anchor-type="paragraph" draw:z-index="0" draw:style-name="gr1"><draw:custom-shape draw:style-name="gr2" draw:text-style-name="P6" svg:width="1.601cm" svg:height="1.601cm" svg:x="1.753cm" svg:y="0.474cm"><text:p text:style-name="P5"><text:span text:style-name="T5">0</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2" draw:text-style-name="P6" svg:width="1.601cm" svg:height="1.601cm" svg:x="9.152cm" svg:y="0.275cm"><text:p text:style-name="P5"><text:span text:style-name="T5">1</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2" draw:text-style-name="P6" svg:width="1.601cm" svg:height="1.601cm" svg:x="9.152cm" svg:y="4.274cm"><text:p text:style-name="P5"><text:span text:style-name="T5">6</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2" draw:text-style-name="P6" svg:width="1.601cm" svg:height="1.601cm" svg:x="-0.847cm" svg:y="4.475cm"><text:p text:style-name="P5"><text:span text:style-name="T5">2</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2" draw:text-style-name="P6" svg:width="1.601cm" svg:height="1.601cm" svg:x="11.952cm" svg:y="8.675cm"><text:p text:style-name="P5"><text:span text:style-name="T5">5</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2" draw:text-style-name="P6" svg:width="1.601cm" svg:height="1.601cm" svg:x="13.552cm" svg:y="4.274cm"><text:p text:style-name="P5"><text:span text:style-name="T5">4</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2" draw:text-style-name="P6" svg:width="1.601cm" svg:height="1.601cm" svg:x="4.953cm" svg:y="4.475cm"><text:p text:style-name="P5"><text:span text:style-name="T5">7</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2" draw:text-style-name="P6" svg:width="1.601cm" svg:height="1.601cm" svg:x="5.152cm" svg:y="8.874cm"><text:p text:style-name="P5"><text:span text:style-name="T5">8</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2" draw:text-style-name="P6" svg:width="1.601cm" svg:height="1.601cm" svg:x="15.753cm" svg:y="8.474cm"><text:p text:style-name="P5"><text:span text:style-name="T5">3</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style-name="gr3" draw:text-style-name="P6" svg:x1="0.15cm" svg:y1="4.474cm" svg:x2="2.15cm" svg:y2="1.874cm"><text:p/></draw:line><draw:line draw:style-name="gr3" draw:text-style-name="P6" svg:x1="5.151cm" svg:y1="4.674cm" svg:x2="2.951cm" svg:y2="1.874cm"><text:p/></draw:line><draw:line draw:style-name="gr3" draw:text-style-name="P6" svg:x1="6.153cm" svg:y1="4.674cm" svg:x2="9.353cm" svg:y2="1.674cm"><text:p/></draw:line><draw:line draw:style-name="gr3" draw:text-style-name="P6" svg:x1="9.952cm" svg:y1="1.874cm" svg:x2="9.952cm" svg:y2="4.274cm"><text:p/></draw:line><draw:line draw:style-name="gr3" draw:text-style-name="P6" svg:x1="10.751cm" svg:y1="1.473cm" svg:x2="14.151cm" svg:y2="4.273cm"><text:p/></draw:line><draw:line draw:style-name="gr3" draw:text-style-name="P6" svg:x1="5.752cm" svg:y1="6.074cm" svg:x2="5.752cm" svg:y2="8.874cm"><text:p/></draw:line><draw:line draw:style-name="gr3" draw:text-style-name="P6" svg:x1="12.953cm" svg:y1="8.674cm" svg:x2="14.153cm" svg:y2="5.874cm"><text:p/></draw:line><draw:line draw:style-name="gr3" draw:text-style-name="P6" svg:x1="14.753cm" svg:y1="5.874cm" svg:x2="16.353cm" svg:y2="8.474cm"><text:p/></draw:line></draw:g></text:p>
      <text:p text:style-name="P4"><draw:line text:anchor-type="paragraph" draw:z-index="1" draw:style-name="gr4" draw:text-style-name="P7" svg:x1="2.15cm" svg:y1="1.386cm" svg:x2="0.152cm" svg:y2="3.988cm"><text:p/></draw:line><draw:line text:anchor-type="paragraph" draw:z-index="2" draw:style-name="gr5" draw:text-style-name="P7" svg:x1="2.951cm" svg:y1="1.386cm" svg:x2="5.151cm" svg:y2="4.187cm"><text:p/></draw:line><draw:line text:anchor-type="paragraph" draw:z-index="3" draw:style-name="gr6" draw:text-style-name="P7" svg:x1="9.352cm" svg:y1="1.187cm" svg:x2="6.152cm" svg:y2="4.187cm"><text:p/></draw:line><draw:line text:anchor-type="paragraph" draw:z-index="4" draw:style-name="gr6" draw:text-style-name="P7" svg:x1="9.952cm" svg:y1="1.386cm" svg:x2="9.952cm" svg:y2="3.787cm"><text:p/></draw:line><draw:line text:anchor-type="paragraph" draw:z-index="5" draw:style-name="gr6" draw:text-style-name="P7" svg:x1="10.751cm" svg:y1="0.986cm" svg:x2="14.152cm" svg:y2="3.785cm"><text:p/></draw:line><draw:line text:anchor-type="paragraph" draw:z-index="6" draw:style-name="gr6" draw:text-style-name="P7" svg:x1="5.752cm" svg:y1="5.588cm" svg:x2="5.752cm" svg:y2="8.387cm"><text:p/></draw:line><draw:line text:anchor-type="paragraph" draw:z-index="7" draw:style-name="gr6" draw:text-style-name="P7" svg:x1="14.153cm" svg:y1="5.387cm" svg:x2="12.952cm" svg:y2="8.188cm"><text:p/></draw:line><draw:line text:anchor-type="paragraph" draw:z-index="8" draw:style-name="gr7" draw:text-style-name="P7" svg:x1="14.753cm" svg:y1="5.387cm" svg:x2="16.353cm" svg:y2="7.987cm"><text:p/></draw:line><draw:line text:anchor-type="paragraph" draw:z-index="9" draw:style-name="gr6" draw:text-style-name="P7" svg:x1="14.665cm" svg:y1="5.233cm" svg:x2="16.353cm" svg:y2="7.986cm"><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7T14:51:31.117495269</meta:creation-date>
    <dc:date>2016-02-10T10:52:23.256986360</dc:date>
    <meta:editing-duration>PT6M46S</meta:editing-duration>
    <meta:editing-cycles>7</meta:editing-cycles>
    <meta:generator>LibreOffice/4.2.8.2$Linux_X86_64 LibreOffice_project/420m0$Build-2</meta:generator>
    <meta:document-statistic meta:table-count="0" meta:image-count="0" meta:object-count="0" meta:page-count="2" meta:paragraph-count="70" meta:word-count="376" meta:character-count="2483" meta:non-whitespace-character-count="1877"/>
  </office:meta>
</office:document-meta>
</file>